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text>sin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 mathvariant="italic">i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  <mrow>
                        <mn>2i</mn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cos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 mathvariant="italic">i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  <mrow>
                        <mn>2</mn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tan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 mathvariant="italic">i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  <mrow>
                        <mrow>
                          <msup>
                            <mi mathvariant="italic">ie</mi>
                            <mi mathvariant="italic">ix</mi>
                          </msup>
                          <mo stretchy="false">+</mo>
                          <msup>
                            <mi mathvariant="italic">i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</mfrac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text>csc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n>2i</mn>
                      </mrow>
                      <mrow>
                        <mrow>
                          <msup>
                            <mi>e</mi>
                            <mi mathvariant="italic">i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sec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n>2</mn>
                      </mrow>
                      <mrow>
                        <mrow>
                          <msup>
                            <mi>e</mi>
                            <mi mathvariant="italic">i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cot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 mathvariant="italic">ie</mi>
                            <mi mathvariant="italic">ix</mi>
                          </msup>
                          <mo stretchy="false">+</mo>
                          <msup>
                            <mi mathvariant="italic">i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  <mrow>
                        <mrow>
                          <msup>
                            <mi>e</mi>
                            <mi mathvariant="italic">i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 mathvariant="italic">ix</mi>
                            </mrow>
                          </msup>
                        </mrow>
                      </mrow>
                    </mfrac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text>sinh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row>
                        <mn>2</mn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cosh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row>
                        <mn>2</mn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tanh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</mfrac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text>csch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n>2</mn>
                      </mrow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sech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n>2</mn>
                      </mrow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</mfrac>
                  </mrow>
                </mtd>
                <mtd>
                  <mrow>
                    <mi/>
                  </mrow>
                </mtd>
                <mtd>
                  <mrow>
                    <mtext>coth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</mfrac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text>arcsin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row>
                        <mi/>
                        <mo stretchy="false">−</mo>
                        <mi>i</mi>
                      </mrow>
                    </mrow>
                    <mi>ln</mi>
                    <mrow>
                      <mo stretchy="false">(</mo>
                      <mrow>
                        <mrow>
                          <mi>x</mi>
                          <mo stretchy="false">+</mo>
                          <msqrt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</msqrt>
                        </mrow>
                      </mrow>
                      <mo stretchy="false">)</mo>
                    </mrow>
                  </mrow>
                </mtd>
                <mtd>
                  <mrow>
                    <mi/>
                  </mrow>
                </mtd>
                <mtd>
                  <mrow>
                    <mtext>arcos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row>
                        <mi/>
                        <mo stretchy="false">−</mo>
                        <mi>i</mi>
                      </mrow>
                    </mrow>
                    <mi>ln</mi>
                    <mrow>
                      <mo stretchy="false">(</mo>
                      <mrow>
                        <mrow>
                          <mi>x</mi>
                          <mo stretchy="false">+</mo>
                          <msqrt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sqrt>
                        </mrow>
                      </mrow>
                      <mo stretchy="false">)</mo>
                    </mrow>
                  </mrow>
                </mtd>
                <mtd>
                  <mrow>
                    <mi/>
                  </mrow>
                </mtd>
                <mtd>
                  <mrow>
                    <mtext>arctan</mtext>
                    <mrow>
                      <mo stretchy="false">(</mo>
                      <mrow>
                        <mi>x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frac>
                      <mrow>
                        <mi>i</mi>
                      </mrow>
                      <mrow>
                        <mn>2</mn>
                      </mrow>
                    </mfrac>
                    <mi>ln</mi>
                    <mfenced open="(" close=")">
                      <mrow>
                        <mfrac>
                          <mrow>
                            <mrow>
                              <mi>i</mi>
                              <mo stretchy="false">+</mo>
                              <mi>x</mi>
                            </mrow>
                          </mrow>
                          <mrow>
                            <mrow>
                              <mi>i</mi>
                              <mo stretchy="false">−</mo>
                              <mi>x</mi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 mathvariant="italic">arcsc</mi>
                  </mrow>
                </mtd>
                <mtd>
                  <mrow>
                    <mi/>
                  </mrow>
                </mtd>
                <mtd>
                  <mrow>
                    <mi mathvariant="italic">arcsec</mi>
                  </mrow>
                </mtd>
                <mtd>
                  <mrow>
                    <mi/>
                  </mrow>
                </mtd>
                <mtd>
                  <mrow>
                    <mi mathvariant="italic">arcot</mi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 mathvariant="italic">arcsinh</mi>
                  </mrow>
                </mtd>
                <mtd>
                  <mrow>
                    <mi/>
                  </mrow>
                </mtd>
                <mtd>
                  <mrow>
                    <mi>arcosh</mi>
                  </mrow>
                </mtd>
                <mtd>
                  <mrow>
                    <mi/>
                  </mrow>
                </mtd>
                <mtd>
                  <mrow>
                    <mi mathvariant="italic">arctanh</mi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  <mtd>
                  <mrow>
                    <mi/>
                  </mrow>
                </mtd>
              </mtr>
              <mtr>
                <mtd>
                  <mrow>
                    <mi mathvariant="italic">arcsch</mi>
                  </mrow>
                </mtd>
                <mtd>
                  <mrow>
                    <mi/>
                  </mrow>
                </mtd>
                <mtd>
                  <mrow>
                    <mi mathvariant="italic">arcsech</mi>
                  </mrow>
                </mtd>
                <mtd>
                  <mrow>
                    <mi/>
                  </mrow>
                </mtd>
                <mtd>
                  <mrow>
                    <mi>arcoth</mi>
                  </mrow>
                </mtd>
              </mtr>
            </mtable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text>http://en.wikipedia.org/wiki/List_of_trigonometric_identities</mtext>
          </mrow>
        </mtd>
      </mtr>
    </mtable>
    <annotation encoding="StarMath 5.0">matrix{"sin"(x) `=` {e^ix-e^-ix} over {2i} # ~~~ # "cos"(x) `=` {e^ix+e^-ix} over {2} # ~~~ # "tan"(x) `=` {e^ix-e^-ix} over {ie^ix+ie^-ix} ## ~ # ~ # ~ # ~ # ~ ## ~ # ~ # ~ # ~ # ~ ## "csc"(x) `=` {2i} over {e^ix-e^-ix} # ~~~ # "sec"(x) `=` {2} over {e^ix+e^-ix} # ~~~ # "cot"(x) `=` {ie^ix+ie^-ix} over {e^ix-e^-ix} ## ~ # ~ # ~ # ~ # ~ ## ~ # ~ # ~ # ~ # ~ ## "sinh"(x) `=` {e^x-e^-x} over {2} # ~~~ # "cosh"(x) `=` {e^x+e^-x} over {2} # ~~~ # "tanh"(x) `=` {e^x-e^-x} over {e^x+e^-x} ## ~ # ~ # ~ # ~ # ~ ## ~ # ~ # ~ # ~ # ~ ## "csch"(x) `=` {2} over {e^x-e^-x} # ~ # "sech"(x) `=` {2} over {e^x+e^-x} # ~ # "coth"(x) `=` {e^x+e^-x} over {e^x-e^-x} ## ~ # ~ # ~ # ~ # ~ ## ~ # ~ # ~ # ~ # ~ ## ~ # ~ # ~ # ~ # ~ ## ~ # ~ # ~ # ~ # ~ ##  "arcsin"(x) `=` -i ln(x+sqrt{1-x^2}) # ~~~ # "arcos"(x) `=` -i ln(x+sqrt{x^2-1}) # ~~~ # "arctan"(x) `=` {i} over {2} ln left ( {i+x} over {i-x} right ) ## ~ # ~ # ~ # ~ # ~ ## ~ # ~ # ~ # ~ # ~ ## arcsc # ~ # arcsec # ~ # arcot ## ~ # ~ # ~ # ~ # ~ ## ~ # ~ # ~ # ~ # ~ ## arcsinh # ~ # arcosh # ~ # arctanh ## ~ # ~ # ~ # ~ # ~ ## ~ # ~ # ~ # ~ # ~ ## arcsch # ~ # arcsech # ~ # arcoth }


newline newline newline newline "http://en.wikipedia.org/wiki/List_of_trigonometric_identities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1:34:38.36</meta:creation-date>
    <meta:generator>LibreOffice/3.6$Windows_x86 LibreOffice_project/58f22d5-270d05a-e2abed1-ea17a85-9b5702</meta:generator>
  </office:meta>
</office:document-meta>
</file>